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office:annotation draw:style-name="gr2" draw:text-style-name="P2" svg:width="1.1413in" svg:height="0.7083in" svg:x="1.8437in" svg:y="0in" draw:caption-point-x="-0.2402in" draw:caption-point-y="0.0039in">
              <dc:date>2024-11-04T00:00:00</dc:date>
              <text:p text:style-name="P1"><text:span text:style-name="T1">create table</text:span></text:p>
              <text:p text:style-name="P1"><text:span text:style-name="T1">zone name</text:span></text:p>
              <text:p text:style-name="P1"><text:span text:style-name="T1">for gym f1 etc</text:span></text:p>
            </office:annotation>
            <text:p>zone_code</text:p>
          </table:table-cell>
          <table:table-cell office:value-type="string" calcext:value-type="string">
            <text:p>zone_name_code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zn-city-b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zn-city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zn-city-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zn-city-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zn-city-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zn-city-e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zn-city-ol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zn-city-c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zn-city-m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zn-city-t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er</text:p>
          </table:table-cell>
          <table:table-cell office:value-type="string" calcext:value-type="string">
            <text:p>zn-city-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saf</text:p>
          </table:table-cell>
          <table:table-cell office:value-type="string" calcext:value-type="string">
            <text:p>zn-city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lav</text:p>
          </table:table-cell>
          <table:table-cell office:value-type="string" calcext:value-type="string">
            <text:p>zn-city-l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ru</text:p>
          </table:table-cell>
          <table:table-cell office:value-type="string" calcext:value-type="string">
            <text:p>zn-city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cel</text:p>
          </table:table-cell>
          <table:table-cell office:value-type="string" calcext:value-type="string">
            <text:p>zn-city-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fu</text:p>
          </table:table-cell>
          <table:table-cell office:value-type="string" calcext:value-type="string">
            <text:p>zn-city-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ew</text:p>
          </table:table-cell>
          <table:table-cell office:value-type="string" calcext:value-type="string">
            <text:p>zn-city-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viri</text:p>
          </table:table-cell>
          <table:table-cell office:value-type="string" calcext:value-type="string">
            <text:p>zn-city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zn-city-p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main-gold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main-maho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ain-saf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vi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aza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gold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3">gym</text:span>-ec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thor</text:p>
          </table:table-cell>
          <table:table-cell/>
        </table:table-row>
        <table:table-row table:style-name="ro1">
          <table:table-cell office:value-type="string" calcext:value-type="string">
            <text:p>gym-ver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gym-saf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gym-cer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ru</text:p>
          </table:table-cell>
          <table:table-cell/>
        </table:table-row>
        <table:table-row table:style-name="ro1">
          <table:table-cell office:value-type="string" calcext:value-type="string">
            <text:p>gym-cel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cel</text:p>
          </table:table-cell>
          <table:table-cell/>
        </table:table-row>
        <table:table-row table:style-name="ro1">
          <table:table-cell office:value-type="string" calcext:value-type="string">
            <text:p>gym-fu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fu</text:p>
          </table:table-cell>
          <table:table-cell/>
        </table:table-row>
        <table:table-row table:style-name="ro1">
          <table:table-cell office:value-type="string" calcext:value-type="string">
            <text:p>gym-pew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pew</text:p>
          </table:table-cell>
          <table:table-cell/>
        </table:table-row>
        <table:table-row table:style-name="ro1">
          <table:table-cell office:value-type="string" calcext:value-type="string">
            <text:p>gym-viri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city-viri</text:p>
          </table:table-cell>
          <table:table-cell/>
        </table:table-row>
        <table:table-row table:style-name="ro1">
          <table:table-cell office:value-type="string" calcext:value-type="string">
            <text:p>misc-harb-oliv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harb-ver</text:p>
          </table:table-cell>
          <table:table-cell office:value-type="string" calcext:value-type="string">
            <text:p>zn-misc-harb</text:p>
          </table:table-cell>
          <table:table-cell office:value-type="string" calcext:value-type="string">
            <text:p>city-ver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zn-misc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-dojo</text:p>
          </table:table-cell>
          <table:table-cell office:value-type="string" calcext:value-type="string">
            <text:p>zn-misc-dojo</text:p>
          </table:table-cell>
          <table:table-cell office:value-type="string" calcext:value-type="string">
            <text:p>city-saf</text:p>
          </table:table-cell>
          <table:table-cell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zn-rout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zn-rout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-nor</text:p>
          </table:table-cell>
          <table:table-cell office:value-type="string" calcext:value-type="string">
            <text:p>zn-nor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2-sou</text:p>
          </table:table-cell>
          <table:table-cell office:value-type="string" calcext:value-type="string">
            <text:p>zn-sou</text:p>
          </table:table-cell>
          <table:table-cell office:value-type="string" calcext:value-type="string">
            <text:p>rout-2</text:p>
          </table:table-cell>
          <table:table-cell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n-rout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n-rout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zn-rout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zn-rout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zn-rout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zn-rout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zn-rout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zn-rout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zn-rout-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zn-rout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zn-rout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zn-rout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zn-rout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zn-rout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zn-rout-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zn-rout-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zn-rout-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0</text:p>
          </table:table-cell>
          <table:table-cell office:value-type="string" calcext:value-type="string">
            <text:p>zn-rout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1</text:p>
          </table:table-cell>
          <table:table-cell office:value-type="string" calcext:value-type="string">
            <text:p>zn-rout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2</text:p>
          </table:table-cell>
          <table:table-cell office:value-type="string" calcext:value-type="string">
            <text:p>zn-rout-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4</text:p>
          </table:table-cell>
          <table:table-cell office:value-type="string" calcext:value-type="string">
            <text:p>zn-rout-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5</text:p>
          </table:table-cell>
          <table:table-cell office:value-type="string" calcext:value-type="string">
            <text:p>zn-rout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6</text:p>
          </table:table-cell>
          <table:table-cell office:value-type="string" calcext:value-type="string">
            <text:p>zn-rout-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7</text:p>
          </table:table-cell>
          <table:table-cell office:value-type="string" calcext:value-type="string">
            <text:p>zn-rout-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8</text:p>
          </table:table-cell>
          <table:table-cell office:value-type="string" calcext:value-type="string">
            <text:p>zn-rout-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zn-rout-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zn-rout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zn-rout-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zn-rout-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zn-rout-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zn-rout-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zn-rout-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zn-rout-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zn-rout-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zn-rout-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zn-rout-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zn-rout-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zn-rout-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zn-rout-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zn-rout-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zn-rout-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zn-rout-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zn-rout-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zn-rout-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zn-rout-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zn-dngn-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<text:span text:style-name="T3">zn-rout</text:span>-31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<text:span text:style-name="T3">zn-rout</text:span>-45</text:p>
          </table:table-cell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zn-dngn-sp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zn-dngn-al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zn-ins</text:p>
          </table:table-cell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zn-dngn-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zn-dngn-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zn-dngn-i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zn-dngn-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zn-dngn-gold-u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zn-b1f1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zn-b1f2</text:p>
          </table:table-cell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zn-dngn-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park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zn-dngn-park-pr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zn-dngn-park-tue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zn-dngn-park-thu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zn-dngn-park-sat</text:p>
          </table:table-cell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zn-dngn-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zn-dngn-b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zn-dngn-b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zn-dngn-trail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zn-7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zn-8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zn-9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zn-10f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zn-top</text:p>
          </table:table-cell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zn-dngn-l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zn-4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zn-5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zn-6f</text:p>
          </table:table-cell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zn-dngn-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zn-dngn-ba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zn-dngn-batt-acce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zn-dngn-wh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zn-bot</text:p>
          </table:table-cell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zn-dngn-e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zn-dngn-m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b</text:p>
          </table:table-cell>
          <table:table-cell office:value-type="string" calcext:value-type="string">
            <text:p>zn-1fb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zn-dngn-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zn-dngn-l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zn-dngn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zn-dngn-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zn-dngn-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zn-dngn-fall-room</text:p>
          </table:table-cell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zn-dngn-rece-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zn-dngn-r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zn-dngn-i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zn-main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zn-dngn-indi-leag</text:p>
          </table:table-cell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silv</text:p>
          </table:table-cell>
          <table:table-cell office:value-type="string" calcext:value-type="string">
            <text:p>zn-dngn-s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v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r</text:p>
          </table:table-cell>
          <table:table-cell office:value-type="string" calcext:value-type="string">
            <text:p>zn-1fr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1ff</text:p>
          </table:table-cell>
          <table:table-cell office:value-type="string" calcext:value-type="string">
            <text:p>zn-1f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mou</text:p>
          </table:table-cell>
          <table:table-cell office:value-type="string" calcext:value-type="string">
            <text:p>zn-mou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no</text:p>
          </table:table-cell>
          <table:table-cell office:value-type="string" calcext:value-type="string">
            <text:p>zn-sno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3f</text:p>
          </table:table-cell>
          <table:table-cell office:value-type="string" calcext:value-type="string">
            <text:p>zn-3f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silv-sum</text:p>
          </table:table-cell>
          <table:table-cell office:value-type="string" calcext:value-type="string">
            <text:p>zn-sum</text:p>
          </table:table-cell>
          <table:table-cell office:value-type="string" calcext:value-type="string">
            <text:p>dngn-silv</text:p>
          </table:table-cell>
          <table:table-cell/>
        </table:table-row>
        <table:table-row table:style-name="ro1">
          <table:table-cell office:value-type="string" calcext:value-type="string">
            <text:p>dngn-viri</text:p>
          </table:table-cell>
          <table:table-cell office:value-type="string" calcext:value-type="string">
            <text:p>zn-dngn-v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dig</text:p>
          </table:table-cell>
          <table:table-cell office:value-type="string" calcext:value-type="string">
            <text:p>zn-dngn-d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</text:p>
          </table:table-cell>
          <table:table-cell office:value-type="string" calcext:value-type="string">
            <text:p>zn-dngn-m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moon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moon-out</text:p>
          </table:table-cell>
          <table:table-cell office:value-type="string" calcext:value-type="string">
            <text:p>zn-out</text:p>
          </table:table-cell>
          <table:table-cell office:value-type="string" calcext:value-type="string">
            <text:p>dngn-moon</text:p>
          </table:table-cell>
          <table:table-cell/>
        </table:table-row>
        <table:table-row table:style-name="ro1">
          <table:table-cell office:value-type="string" calcext:value-type="string">
            <text:p>dngn-ceru</text:p>
          </table:table-cell>
          <table:table-cell office:value-type="string" calcext:value-type="string">
            <text:p>zn-dngn-ce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eru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2f</text:p>
          </table:table-cell>
          <table:table-cell office:value-type="string" calcext:value-type="string">
            <text:p>zn-2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ceru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ceru</text:p>
          </table:table-cell>
          <table:table-cell/>
        </table:table-row>
        <table:table-row table:style-name="ro1">
          <table:table-cell office:value-type="string" calcext:value-type="string">
            <text:p>dngn-rock</text:p>
          </table:table-cell>
          <table:table-cell office:value-type="string" calcext:value-type="string">
            <text:p>zn-dngn-r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rock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rock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rock</text:p>
          </table:table-cell>
          <table:table-cell/>
        </table:table-row>
        <table:table-row table:style-name="ro1">
          <table:table-cell office:value-type="string" calcext:value-type="string">
            <text:p>dngn-pow</text:p>
          </table:table-cell>
          <table:table-cell office:value-type="string" calcext:value-type="string">
            <text:p>zn-dngn-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</text:p>
          </table:table-cell>
          <table:table-cell office:value-type="string" calcext:value-type="string">
            <text:p>zn-dngn-s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silp-lob</text:p>
          </table:table-cell>
          <table:table-cell office:value-type="string" calcext:value-type="string">
            <text:p>zn-dngn-silp-lob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silp-rot</text:p>
          </table:table-cell>
          <table:table-cell office:value-type="string" calcext:value-type="string">
            <text:p>zn-dngn-silp-rot</text:p>
          </table:table-cell>
          <table:table-cell office:value-type="string" calcext:value-type="string">
            <text:p>dngn-silp</text:p>
          </table:table-cell>
          <table:table-cell/>
        </table:table-row>
        <table:table-row table:style-name="ro1">
          <table:table-cell office:value-type="string" calcext:value-type="string">
            <text:p>dngn-foam</text:p>
          </table:table-cell>
          <table:table-cell office:value-type="string" calcext:value-type="string">
            <text:p>zn-dngn-fo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foam-1f</text:p>
          </table:table-cell>
          <table:table-cell office:value-type="string" calcext:value-type="string">
            <text:p>zn-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gym</text:p>
          </table:table-cell>
          <table:table-cell office:value-type="string" calcext:value-type="string">
            <text:p>zn-gym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1f</text:p>
          </table:table-cell>
          <table:table-cell office:value-type="string" calcext:value-type="string">
            <text:p>zn-b1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2f</text:p>
          </table:table-cell>
          <table:table-cell office:value-type="string" calcext:value-type="string">
            <text:p>zn-b2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3f</text:p>
          </table:table-cell>
          <table:table-cell office:value-type="string" calcext:value-type="string">
            <text:p>zn-b3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foam-b4f</text:p>
          </table:table-cell>
          <table:table-cell office:value-type="string" calcext:value-type="string">
            <text:p>zn-b4f</text:p>
          </table:table-cell>
          <table:table-cell office:value-type="string" calcext:value-type="string">
            <text:p>dngn-foam</text:p>
          </table:table-cell>
          <table:table-cell/>
        </table:table-row>
        <table:table-row table:style-name="ro1">
          <table:table-cell office:value-type="string" calcext:value-type="string">
            <text:p>dngn-cin</text:p>
          </table:table-cell>
          <table:table-cell office:value-type="string" calcext:value-type="string">
            <text:p>zn-dngn-c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gn-clif</text:p>
          </table:table-cell>
          <table:table-cell office:value-type="string" calcext:value-type="string">
            <text:p>zn-dngn-cl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zn-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zn-saf-gat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zn-saf-plai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zn-saf-mead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zn-saf-sava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zn-saf-pea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zn-saf-rock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zn-saf-we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zn-saf-fore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zn-saf-swam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zn-saf-mars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zn-saf-wast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zn-saf-moun</text:p>
          </table:table-cell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zn-saf-dese</text:p>
          </table:table-cell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5-03-10T17:09:36.478586327</dc:date>
    <meta:editing-duration>PT21H57M25S</meta:editing-duration>
    <meta:editing-cycles>87</meta:editing-cycles>
    <meta:generator>LibreOffice/7.3.7.2$Linux_X86_64 LibreOffice_project/30$Build-2</meta:generator>
    <meta:document-statistic meta:table-count="1" meta:cell-count="654" meta:object-count="0"/>
  </office:meta>
</office:document-meta>
</file>